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1.65cm" fo:min-width="30.2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4.15cm" fo:min-width="5.6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2.79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55cm" fo:min-width="8.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1.39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9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87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174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1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2.17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47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2.606cm" fo:min-width="8.6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1.865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5.63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41cm" fo:min-width="1.9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288cm" fo:min-width="0.038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846cm" fo:padding-top="0.175cm" fo:padding-bottom="0.175cm" fo:padding-left="0.3cm" fo:padding-right="0.3cm" fo:wrap-option="no-wrap"/>
    </style:style>
    <style:style style:name="gr2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494cm" fo:padding-top="0.175cm" fo:padding-bottom="0.175cm" fo:padding-left="0.3cm" fo:padding-right="0.3cm" fo:wrap-option="no-wrap"/>
    </style:style>
    <style:style style:name="gr2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216cm" fo:padding-top="0.175cm" fo:padding-bottom="0.175cm" fo:padding-left="0.3cm" fo:padding-right="0.3cm" fo:wrap-option="no-wrap"/>
    </style:style>
    <style:style style:name="gr2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681cm" fo:min-width="1.3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475cm" fo:padding-top="0.175cm" fo:padding-bottom="0.175cm" fo:padding-left="0.3cm" fo:padding-right="0.3cm" fo:wrap-option="no-wrap"/>
    </style:style>
    <style:style style:name="gr2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42cm" fo:padding-top="0.175cm" fo:padding-bottom="0.175cm" fo:padding-left="0.3cm" fo:padding-right="0.3cm" fo:wrap-option="no-wrap"/>
    </style:style>
    <style:style style:name="gr2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0.342cm" fo:min-width="30.2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472cm" fo:padding-top="0.175cm" fo:padding-bottom="0.175cm" fo:padding-left="0.3cm" fo:padding-right="0.3cm" fo:wrap-option="no-wrap"/>
    </style:style>
    <style:style style:name="gr2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943cm" fo:padding-top="0.175cm" fo:padding-bottom="0.175cm" fo:padding-left="0.3cm" fo:padding-right="0.3cm" fo:wrap-option="no-wrap"/>
    </style:style>
    <style:style style:name="gr28" style:family="graphic" style:parent-style-name="objectwithoutfill">
      <style:graphic-properties svg:stroke-width="0.1cm" svg:stroke-color="#b2b2b2" draw:fill="none" draw:fill-color="#ffffff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916cm" fo:padding-top="0.175cm" fo:padding-bottom="0.175cm" fo:padding-left="0.3cm" fo:padding-right="0.3cm" fo:wrap-option="no-wrap"/>
    </style:style>
    <style:style style:name="gr3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05cm" fo:padding-top="0.175cm" fo:padding-bottom="0.175cm" fo:padding-left="0.3cm" fo:padding-right="0.3cm" fo:wrap-option="no-wrap"/>
    </style:style>
    <style:style style:name="gr3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442cm" fo:min-width="30.2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3.262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72cm" fo:padding-top="0.175cm" fo:padding-bottom="0.175cm" fo:padding-left="0.3cm" fo:padding-right="0.3cm" fo:wrap-option="no-wrap"/>
    </style:style>
    <style:style style:name="gr3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3.3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326cm" fo:padding-top="0.175cm" fo:padding-bottom="0.175cm" fo:padding-left="0.3cm" fo:padding-right="0.3cm" fo:wrap-option="no-wrap"/>
    </style:style>
    <style:style style:name="gr3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8.381cm" fo:min-width="30.2cm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4.659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995cm" fo:padding-top="0.175cm" fo:padding-bottom="0.175cm" fo:padding-left="0.3cm" fo:padding-right="0.3cm" fo:wrap-option="no-wrap"/>
    </style:style>
    <style:style style:name="gr3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11cm" fo:min-width="1.3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678cm" fo:padding-top="0.175cm" fo:padding-bottom="0.175cm" fo:padding-left="0.3cm" fo:padding-right="0.3cm" fo:wrap-option="no-wrap"/>
    </style:style>
    <style:style style:name="gr4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142cm" fo:padding-top="0.175cm" fo:padding-bottom="0.175cm" fo:padding-left="0.3cm" fo:padding-right="0.3cm" fo:wrap-option="no-wrap"/>
    </style:style>
    <style:style style:name="gr42" style:family="graphic" style:parent-style-name="objectwithoutfill">
      <style:graphic-properties draw:stroke="dash" draw:stroke-dash="Fine_20_Dotted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draw:stroke="dash" draw:stroke-dash="_32__20_Dots_20_1_20_Dash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21cm" fo:padding-top="0.175cm" fo:padding-bottom="0.175cm" fo:padding-left="0.3cm" fo:padding-right="0.3cm" fo:wrap-option="no-wrap"/>
    </style:style>
    <style:style style:name="gr4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845cm" fo:padding-top="0.175cm" fo:padding-bottom="0.175cm" fo:padding-left="0.3cm" fo:padding-right="0.3cm"/>
    </style:style>
    <style:style style:name="gr4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864cm" fo:padding-top="0.175cm" fo:padding-bottom="0.175cm" fo:padding-left="0.3cm" fo:padding-right="0.3cm" fo:wrap-option="no-wrap"/>
    </style:style>
    <style:style style:name="gr4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9.15cm" fo:min-width="30.2cm" fo:padding-top="0.175cm" fo:padding-bottom="0.175cm" fo:padding-left="0.3cm" fo:padding-right="0.3cm"/>
    </style:style>
    <style:style style:name="gr48" style:family="graphic" style:parent-style-name="objectwithoutfill">
      <style:graphic-properties draw:stroke="dash" draw:stroke-dash="Line_20_with_20_Fine_20_Dots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15cm" fo:min-width="4.494cm" fo:padding-top="0.175cm" fo:padding-bottom="0.175cm" fo:padding-left="0.3cm" fo:padding-right="0.3cm" fo:wrap-option="no-wrap"/>
    </style:style>
    <style:style style:name="gr50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3.85cm" fo:min-width="5.786cm" fo:padding-top="0.175cm" fo:padding-bottom="0.175cm" fo:padding-left="0.3cm" fo:padding-right="0.3cm"/>
    </style:style>
    <style:style style:name="gr5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55cm" fo:min-width="10.8cm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586cm" fo:padding-top="0.175cm" fo:padding-bottom="0.175cm" fo:padding-left="0.3cm" fo:padding-right="0.3cm" fo:wrap-option="no-wrap"/>
    </style:style>
    <style:style style:name="gr5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solid" draw:fill-color="#ffffff"/>
      <style:paragraph-properties fo:text-align="center"/>
      <style:text-properties style:font-name="Inconsolata1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text-properties style:font-name="Inconsolata1"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  <style:text-properties style:font-name="Inconsolata1" fo:font-size="22pt" style:font-size-asian="22pt" style:font-size-complex="22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style:font-name="Inconsolata1"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Inconsolata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8cm" svg:height="12cm" svg:x="18.985cm" svg:y="11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6.2cm" svg:height="4.5cm" svg:x="20.285cm" svg:y="14.508cm">
          <text:p text:style-name="P2"><text:span text:style-name="T1">Open </text:span><text:span text:style-name="T1">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11.169cm">
          <draw:text-box>
            <text:p><text:span text:style-name="T1">ites</text:span><text:span text:style-name="T1">t1</text:span></text:p>
          </draw:text-box>
        </draw:frame>
        <draw:custom-shape draw:style-name="gr4" draw:text-style-name="P1" draw:layer="layout" svg:width="9.4cm" svg:height="3.9cm" svg:x="29.285cm" svg:y="1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12.108cm">
          <draw:text-box>
            <text:p><text:span text:style-name="T1">vm1</text:span></text:p>
          </draw:text-box>
        </draw:frame>
        <draw:custom-shape draw:style-name="gr6" draw:text-style-name="P1" xml:id="id11" draw:id="id11" draw:layer="layout" svg:width="2.5cm" svg:height="1.3cm" svg:x="30.585cm" svg:y="15.9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0" draw:id="id10" draw:layer="layout" svg:width="3.9cm" svg:height="1.3cm" svg:x="29.885cm" svg:y="13.5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9" draw:id="id49" draw:layer="layout" svg:width="2.5cm" svg:height="1.3cm" svg:x="17.785cm" svg:y="16.1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" draw:id="id5" draw:layer="layout" svg:width="2.5cm" svg:height="1.3cm" svg:x="17.785cm" svg:y="21.4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6" draw:id="id6" draw:layer="layout" svg:width="4.6cm" svg:height="1.3cm" svg:x="31.885cm" svg:y="19.208cm">
          <text:p text:style-name="P2"><text:span text:style-name="T1">vnet</text:span><text:span text:style-name="T1">-</text:span><text:span text:style-name="T1">vnmg</text:span><text:span text:style-name="T1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4.9cm" svg:height="1.3cm" svg:x="37.185cm" svg:y="20.508cm">
          <text:p text:style-name="P2"><text:span text:style-name="T1">vnet-</text:span><text:span text:style-name="T1">web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" draw:id="id2" draw:layer="layout" svg:width="3.897cm" svg:height="1.3cm" svg:x="26.985cm" svg:y="20.208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385cm" svg:y1="19.008cm" svg:x2="28.933cm" svg:y2="20.208cm" draw:start-shape="id1" draw:start-glue-point="2" draw:end-shape="id2" svg:d="M23385 19008c0 900 5548 300 5548 1200" svg:viewBox="0 0 5549 1201">
          <text:p/>
        </draw:connector>
        <draw:connector draw:style-name="gr11" draw:text-style-name="P4" draw:layer="layout" draw:type="curve" svg:x1="34.183cm" svg:y1="21.708cm" svg:x2="37.185cm" svg:y2="21.158cm" draw:start-shape="id3" draw:start-glue-point="0" draw:end-shape="id4" svg:d="M34183 21708c0-367 1000-550 3002-550" svg:viewBox="0 0 3003 551">
          <text:p/>
        </draw:connector>
        <draw:connector draw:style-name="gr11" draw:text-style-name="P4" draw:layer="layout" draw:type="curve" svg:x1="31.585cm" svg:y1="22.358cm" svg:x2="20.285cm" svg:y2="22.058cm" draw:start-shape="id3" draw:end-shape="id5" draw:end-glue-point="1" svg:d="M31585 22358c-8482 0-2833-300-11300-300" svg:viewBox="0 0 11301 301">
          <text:p/>
        </draw:connector>
        <draw:custom-shape draw:style-name="gr12" draw:text-style-name="P1" xml:id="id7" draw:id="id7" draw:layer="layout" svg:width="2.9cm" svg:height="1.3cm" svg:x="40.285cm" svg:y="18.708cm">
          <text:p text:style-name="P2"><text:span text:style-name="T1">mysq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3" draw:id="id3" draw:layer="layout" svg:width="5.196cm" svg:height="1.3cm" svg:x="31.585cm" svg:y="21.708cm">
          <text:p text:style-name="P2"><text:span text:style-name="T1">redi</text:span><text:span text:style-name="T1">s-</text:span><text:span text:style-name="T1">serv</text:span><text:span text:style-name="T1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9.2cm" svg:height="12.956cm" svg:x="1.4cm" svg:y="22.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2.465cm" svg:height="1.253cm" svg:x="2.14cm" svg:y="22cm">
          <draw:text-box>
            <text:p><text:span text:style-name="T1">Host</text:span></text:p>
          </draw:text-box>
        </draw:frame>
        <draw:custom-shape draw:style-name="gr16" draw:text-style-name="P1" draw:layer="layout" svg:width="6.238cm" svg:height="1.3cm" svg:x="2.3cm" svg:y="24.4cm">
          <text:p text:style-name="P2"><text:span text:style-name="T1">vnet</text:span><text:span text:style-name="T1">-</text:span><text:span text:style-name="T1">ites</text:span><text:span text:style-name="T1">t-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8" draw:id="id8" draw:layer="layout" svg:width="6.238cm" svg:height="1.3cm" svg:x="2.3cm" svg:y="31.4cm">
          <text:p text:style-name="P2"><text:span text:style-name="T1">v</text:span><text:span text:style-name="T1">n</text:span><text:span text:style-name="T1">e</text:span><text:span text:style-name="T1">t</text:span><text:span text:style-name="T1">-</text:span><text:span text:style-name="T1">b</text:span><text:span text:style-name="T1">r</text:span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9" draw:id="id9" draw:layer="layout" svg:width="2.5cm" svg:height="1.491cm" svg:x="4cm" svg:y="34.40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34.183cm" svg:y1="21.708cm" svg:x2="30.882cm" svg:y2="20.858cm" draw:start-shape="id3" draw:start-glue-point="0" draw:end-shape="id2" draw:end-glue-point="1" svg:d="M34183 21708c0-567-1100-850-3301-850" svg:viewBox="0 0 3302 851">
          <text:p/>
        </draw:connector>
        <draw:connector draw:style-name="gr11" draw:text-style-name="P4" draw:layer="layout" draw:type="curve" svg:x1="34.183cm" svg:y1="21.708cm" svg:x2="34.185cm" svg:y2="20.508cm" draw:start-shape="id3" draw:start-glue-point="0" draw:end-shape="id6" draw:end-glue-point="2" svg:d="M34183 21708c0-898 2-299 2-1200" svg:viewBox="0 0 3 1201">
          <text:p/>
        </draw:connector>
        <draw:connector draw:style-name="gr11" draw:text-style-name="P4" draw:layer="layout" draw:type="curve" svg:x1="36.485cm" svg:y1="19.858cm" svg:x2="40.285cm" svg:y2="19.358cm" draw:start-shape="id6" draw:end-shape="id7" draw:end-glue-point="3" svg:d="M36485 19858c2851 0 952-500 3800-500" svg:viewBox="0 0 3801 501">
          <text:p/>
        </draw:connector>
        <draw:custom-shape draw:style-name="gr18" draw:text-style-name="P5" xml:id="id44" draw:id="id44" draw:layer="layout" svg:width="0.9cm" svg:height="0.9cm" svg:x="8.3cm" svg:y="3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238cm" svg:height="1.3cm" svg:x="2.3cm" svg:y="26.3cm">
          <text:p text:style-name="P2"><text:span text:style-name="T1">vnet-itest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6.238cm" svg:height="1.3cm" svg:x="2.3cm" svg:y="28.1cm">
          <text:p text:style-name="P2"><text:span text:style-name="T1">vnet-itest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52" draw:id="id52" draw:layer="layout" svg:width="0.9cm" svg:height="0.9cm" svg:x="8.3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46" draw:id="id46" draw:layer="layout" svg:width="0.9cm" svg:height="0.9cm" svg:x="8.3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54" draw:id="id54" draw:layer="layout" svg:width="0.9cm" svg:height="0.9cm" svg:x="8.3cm" svg:y="2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5.419cm" svg:y1="32.7cm" svg:x2="5.25cm" svg:y2="34.409cm" draw:start-shape="id8" draw:end-shape="id9" svg:d="M5419 32700c0 1281-169 427-169 1709" svg:viewBox="0 0 170 1710">
          <text:p/>
        </draw:connector>
        <draw:custom-shape draw:style-name="gr6" draw:text-style-name="P1" xml:id="id53" draw:id="id53" draw:layer="layout" svg:width="2.5cm" svg:height="1.3cm" svg:x="17.8cm" svg:y="19.6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type="curve" svg:x1="31.835cm" svg:y1="14.808cm" svg:x2="31.835cm" svg:y2="15.908cm" draw:start-shape="id10" draw:end-shape="id11" draw:end-glue-point="0" svg:d="M31835 14808v1100" svg:viewBox="0 0 1 1101">
          <text:p/>
        </draw:connector>
        <draw:custom-shape draw:style-name="gr6" draw:text-style-name="P1" xml:id="id15" draw:id="id15" draw:layer="layout" svg:width="2.5cm" svg:height="1.3cm" svg:x="34.385cm" svg:y="15.9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34.185cm" svg:y="14.108cm">
          <text:p text:style-name="P2"><text:span text:style-name="T1">10.50.0.101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5.5cm" svg:height="1.3cm" svg:x="0.9cm" svg:y="36.9cm">
          <text:p text:style-name="P2"><text:span text:style-name="T1">192.168.2.1</text:span></text:p>
          <draw:enhanced-geometry svg:viewBox="0 0 21600 21600" draw:text-areas="800 800 20800 20800" draw:type="round-rectangular-callout" draw:modifiers="10754.8445737139 -72603.2282859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" draw:layer="layout" svg:width="5.2cm" svg:height="1.3cm" svg:x="20.9cm" svg:y="20.1cm">
          <text:p text:style-name="P2"><text:span text:style-name="T1">10.10.10.10</text:span></text:p>
          <draw:enhanced-geometry svg:viewBox="0 0 21600 21600" draw:mirror-horizontal="false" draw:mirror-vertical="false" draw:text-areas="800 800 20800 20800" draw:type="round-rectangular-callout" draw:modifiers="-2886.36800615266 3270.71483474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.9cm" svg:height="1.031cm" svg:x="25.685cm" svg:y="16.408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9cm" svg:height="1.031cm" svg:x="25.685cm" svg:y="17.677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4cm" svg:height="1.3cm" svg:x="20.985cm" svg:y="17.208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" draw:layer="layout" svg:width="6.5cm" svg:height="1.3cm" svg:x="21.9cm" svg:y="12.908cm">
          <text:p text:style-name="P2"><text:span text:style-name="T1">172.16.90.10</text:span></text:p>
          <draw:enhanced-geometry svg:viewBox="0 0 21600 21600" draw:mirror-horizontal="false" draw:mirror-vertical="false" draw:text-areas="800 800 20800 20800" draw:type="round-rectangular-callout" draw:modifiers="15838.6709736964 62492.23674096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1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12.108cm">
          <draw:text-box>
            <text:p><text:span text:style-name="T1">vm2</text:span></text:p>
          </draw:text-box>
        </draw:frame>
        <draw:custom-shape draw:style-name="gr6" draw:text-style-name="P1" xml:id="id13" draw:id="id13" draw:layer="layout" svg:width="2.5cm" svg:height="1.3cm" svg:x="40.885cm" svg:y="15.9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2" draw:id="id12" draw:layer="layout" svg:width="3.9cm" svg:height="1.3cm" svg:x="40.185cm" svg:y="13.5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42.135cm" svg:y1="14.808cm" svg:x2="42.135cm" svg:y2="15.908cm" draw:start-shape="id12" draw:end-shape="id13" draw:end-glue-point="0" svg:d="M42135 14808v1100" svg:viewBox="0 0 1 1101">
          <text:p/>
        </draw:connector>
        <draw:custom-shape draw:style-name="gr6" draw:text-style-name="P1" xml:id="id14" draw:id="id14" draw:layer="layout" svg:width="2.5cm" svg:height="1.3cm" svg:x="44.685cm" svg:y="15.9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44.485cm" svg:y="14.108cm">
          <text:p text:style-name="P2"><text:span text:style-name="T1">10.50.0.102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8" draw:layer="layout" draw:type="curve" draw:line-skew="0.338cm" svg:x1="45.935cm" svg:y1="17.208cm" svg:x2="35.635cm" svg:y2="17.208cm" draw:start-shape="id14" draw:start-glue-point="2" draw:end-shape="id15" svg:d="M45935 17208c0 1332-10300 1332-10300 0" svg:viewBox="0 0 10301 1000">
          <text:p/>
        </draw:connector>
        <draw:connector draw:style-name="gr11" draw:text-style-name="P8" draw:layer="layout" draw:type="curve" svg:x1="35.635cm" svg:y1="17.208cm" svg:x2="28.054cm" svg:y2="18.477cm" draw:start-shape="id15" draw:start-glue-point="2" draw:end-shape="id16" draw:end-glue-point="9" svg:d="M35635 17208c0 846-2527 1269-7581 1269" svg:viewBox="0 0 7582 1270">
          <text:p/>
        </draw:connector>
        <draw:connector draw:style-name="gr11" draw:text-style-name="P8" draw:layer="layout" draw:type="curve" svg:x1="28.054cm" svg:y1="17.277cm" svg:x2="31.835cm" svg:y2="17.208cm" draw:start-shape="id17" draw:start-glue-point="9" draw:end-shape="id11" draw:end-glue-point="2" svg:d="M28054 17277c0 1024 3781 1059 3781-69" svg:viewBox="0 0 3782 843">
          <text:p/>
        </draw:connector>
        <draw:connector draw:style-name="gr11" draw:text-style-name="P8" draw:layer="layout" draw:type="curve" draw:line-skew="0.375cm" svg:x1="31.835cm" svg:y1="17.208cm" svg:x2="42.135cm" svg:y2="17.208cm" draw:start-shape="id11" draw:start-glue-point="2" draw:end-shape="id13" svg:d="M31835 17208c0 1387 10300 1387 10300 0" svg:viewBox="0 0 10301 1041">
          <text:p/>
        </draw:connector>
        <draw:custom-shape draw:style-name="gr18" draw:text-style-name="P5" xml:id="id17" draw:id="id17" draw:layer="layout" svg:width="0.9cm" svg:height="0.9cm" svg:x="27.285cm" svg:y="16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16" draw:id="id16" draw:layer="layout" svg:width="0.9cm" svg:height="0.9cm" svg:x="27.285cm" svg:y="17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30.8cm" svg:height="10.692cm" svg:x="18.985cm" svg:y="2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8" draw:id="id18" draw:layer="layout" svg:width="6.2cm" svg:height="4.5cm" svg:x="20.285cm" svg:y="27.999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24.36cm">
          <draw:text-box>
            <text:p><text:span text:style-name="T1">ites</text:span><text:span text:style-name="T1">t2</text:span></text:p>
          </draw:text-box>
        </draw:frame>
        <draw:custom-shape draw:style-name="gr4" draw:text-style-name="P1" draw:layer="layout" svg:width="9.4cm" svg:height="3.9cm" svg:x="29.285cm" svg:y="2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25.299cm">
          <draw:text-box>
            <text:p><text:span text:style-name="T1">vm3</text:span></text:p>
          </draw:text-box>
        </draw:frame>
        <draw:custom-shape draw:style-name="gr6" draw:text-style-name="P1" xml:id="id22" draw:id="id22" draw:layer="layout" svg:width="2.5cm" svg:height="1.3cm" svg:x="30.585cm" svg:y="29.0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1" draw:id="id21" draw:layer="layout" svg:width="3.9cm" svg:height="1.3cm" svg:x="29.885cm" svg:y="26.699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50" draw:id="id50" draw:layer="layout" svg:width="2.5cm" svg:height="1.3cm" svg:x="17.785cm" svg:y="28.8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0" draw:id="id20" draw:layer="layout" svg:width="2.5cm" svg:height="1.3cm" svg:x="17.744cm" svg:y="33.091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9" draw:id="id19" draw:layer="layout" svg:width="3.897cm" svg:height="1.3cm" svg:x="24.444cm" svg:y="33.091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385cm" svg:y1="32.499cm" svg:x2="24.444cm" svg:y2="33.741cm" draw:start-shape="id18" draw:start-glue-point="2" draw:end-shape="id19" draw:end-glue-point="3" svg:d="M23385 32499c0 828 353 1242 1059 1242" svg:viewBox="0 0 1060 1243">
          <text:p/>
        </draw:connector>
        <draw:connector draw:style-name="gr11" draw:text-style-name="P4" draw:layer="layout" draw:type="curve" svg:x1="24.444cm" svg:y1="33.741cm" svg:x2="20.244cm" svg:y2="33.741cm" draw:start-shape="id19" draw:end-shape="id20" draw:end-glue-point="1" svg:d="M24444 33741h-4200" svg:viewBox="0 0 4201 1">
          <text:p/>
        </draw:connector>
        <draw:custom-shape draw:style-name="gr6" draw:text-style-name="P1" draw:layer="layout" svg:width="2.5cm" svg:height="1.3cm" svg:x="17.785cm" svg:y="30.699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type="curve" svg:x1="31.835cm" svg:y1="27.999cm" svg:x2="31.835cm" svg:y2="29.099cm" draw:start-shape="id21" draw:end-shape="id22" draw:end-glue-point="0" svg:d="M31835 27999v1100" svg:viewBox="0 0 1 1101">
          <text:p/>
        </draw:connector>
        <draw:custom-shape draw:style-name="gr6" draw:text-style-name="P1" xml:id="id26" draw:id="id26" draw:layer="layout" svg:width="2.5cm" svg:height="1.3cm" svg:x="34.385cm" svg:y="29.09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34.185cm" svg:y="27.299cm">
          <text:p text:style-name="P2"><text:span text:style-name="T1">10.50.0.103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6.556cm" svg:height="1.3cm" svg:x="19.444cm" svg:y="34.691cm">
          <text:p text:style-name="P2"><text:span text:style-name="T1">192.168.2.92</text:span></text:p>
          <draw:enhanced-geometry svg:viewBox="0 0 21600 21600" draw:mirror-horizontal="false" draw:mirror-vertical="false" draw:text-areas="800 800 20800 20800" draw:type="round-rectangular-callout" draw:modifiers="1824.98093640384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.9cm" svg:height="1.031cm" svg:x="25.685cm" svg:y="29.899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9cm" svg:height="1.031cm" svg:x="25.685cm" svg:y="31.168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4cm" svg:height="1.3cm" svg:x="20.985cm" svg:y="30.699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5.985cm" svg:height="1.3cm" svg:x="21.8cm" svg:y="26.399cm">
          <text:p text:style-name="P2"><text:span text:style-name="T1">172.16.90.11</text:span></text:p>
          <draw:enhanced-geometry svg:viewBox="0 0 21600 21600" draw:mirror-horizontal="false" draw:mirror-vertical="false" draw:text-areas="800 800 20800 20800" draw:type="round-rectangular-callout" draw:modifiers="17569.3952555964 62508.8393543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2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25.299cm">
          <draw:text-box>
            <text:p><text:span text:style-name="T1">vm4</text:span></text:p>
          </draw:text-box>
        </draw:frame>
        <draw:custom-shape draw:style-name="gr6" draw:text-style-name="P1" xml:id="id24" draw:id="id24" draw:layer="layout" svg:width="2.5cm" svg:height="1.3cm" svg:x="40.885cm" svg:y="29.0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3" draw:id="id23" draw:layer="layout" svg:width="3.9cm" svg:height="1.3cm" svg:x="40.185cm" svg:y="26.699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42.135cm" svg:y1="27.999cm" svg:x2="42.135cm" svg:y2="29.099cm" draw:start-shape="id23" draw:end-shape="id24" draw:end-glue-point="0" svg:d="M42135 27999v1100" svg:viewBox="0 0 1 1101">
          <text:p/>
        </draw:connector>
        <draw:custom-shape draw:style-name="gr6" draw:text-style-name="P1" xml:id="id25" draw:id="id25" draw:layer="layout" svg:width="2.5cm" svg:height="1.3cm" svg:x="44.685cm" svg:y="29.09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44.485cm" svg:y="27.299cm">
          <text:p text:style-name="P2"><text:span text:style-name="T1">10.50.0.104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8" draw:layer="layout" draw:type="curve" draw:line-skew="0.338cm" svg:x1="45.935cm" svg:y1="30.399cm" svg:x2="35.635cm" svg:y2="30.399cm" draw:start-shape="id25" draw:start-glue-point="2" draw:end-shape="id26" svg:d="M45935 30399c0 1332-10300 1332-10300 0" svg:viewBox="0 0 10301 1000">
          <text:p/>
        </draw:connector>
        <draw:connector draw:style-name="gr11" draw:text-style-name="P8" draw:layer="layout" draw:type="curve" svg:x1="35.635cm" svg:y1="30.399cm" svg:x2="28.054cm" svg:y2="31.968cm" draw:start-shape="id26" draw:start-glue-point="2" draw:end-shape="id27" draw:end-glue-point="9" svg:d="M35635 30399c0 1046-2527 1569-7581 1569" svg:viewBox="0 0 7582 1570">
          <text:p/>
        </draw:connector>
        <draw:connector draw:style-name="gr11" draw:text-style-name="P8" draw:layer="layout" draw:type="curve" svg:x1="28.054cm" svg:y1="30.768cm" svg:x2="31.835cm" svg:y2="30.399cm" draw:start-shape="id28" draw:start-glue-point="9" draw:end-shape="id22" draw:end-glue-point="2" svg:d="M28054 30768c0 1023 3781 1207 3781-369" svg:viewBox="0 0 3782 1161">
          <text:p/>
        </draw:connector>
        <draw:connector draw:style-name="gr11" draw:text-style-name="P8" draw:layer="layout" draw:type="curve" draw:line-skew="0.375cm" svg:x1="31.835cm" svg:y1="30.399cm" svg:x2="42.135cm" svg:y2="30.399cm" draw:start-shape="id22" draw:start-glue-point="2" draw:end-shape="id24" svg:d="M31835 30399c0 1387 10300 1387 10300 0" svg:viewBox="0 0 10301 1041">
          <text:p/>
        </draw:connector>
        <draw:custom-shape draw:style-name="gr18" draw:text-style-name="P5" xml:id="id28" draw:id="id28" draw:layer="layout" svg:width="0.9cm" svg:height="0.9cm" svg:x="27.285cm" svg:y="29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27" draw:id="id27" draw:layer="layout" svg:width="0.9cm" svg:height="0.9cm" svg:x="27.285cm" svg:y="31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8" draw:layer="layout" draw:type="curve" draw:line-skew="-0.524cm" svg:x1="17.785cm" svg:y1="22.058cm" svg:x2="17.744cm" svg:y2="33.741cm" draw:start-shape="id5" draw:start-glue-point="3" draw:end-shape="id20" draw:end-glue-point="3" svg:d="M17785 22058c-1672 0-1652 11683-41 11683" svg:viewBox="0 0 1253 11684">
          <text:p/>
        </draw:connector>
        <draw:custom-shape draw:style-name="gr25" draw:text-style-name="P1" draw:layer="layout" svg:width="30.8cm" svg:height="10.692cm" svg:x="18.985cm" svg:y="36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9" draw:id="id29" draw:layer="layout" svg:width="6.2cm" svg:height="4.5cm" svg:x="20.285cm" svg:y="39.908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36.269cm">
          <draw:text-box>
            <text:p><text:span text:style-name="T1">itest3</text:span></text:p>
          </draw:text-box>
        </draw:frame>
        <draw:custom-shape draw:style-name="gr4" draw:text-style-name="P1" draw:layer="layout" svg:width="9.4cm" svg:height="3.9cm" svg:x="29.285cm" svg:y="37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37.208cm">
          <draw:text-box>
            <text:p><text:span text:style-name="T1">vm5</text:span></text:p>
          </draw:text-box>
        </draw:frame>
        <draw:custom-shape draw:style-name="gr6" draw:text-style-name="P1" xml:id="id33" draw:id="id33" draw:layer="layout" svg:width="2.5cm" svg:height="1.3cm" svg:x="30.585cm" svg:y="41.0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2" draw:id="id32" draw:layer="layout" svg:width="3.9cm" svg:height="1.3cm" svg:x="29.885cm" svg:y="38.6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7" draw:id="id47" draw:layer="layout" svg:width="2.5cm" svg:height="1.3cm" svg:x="17.785cm" svg:y="40.8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31" draw:id="id31" draw:layer="layout" svg:width="2.5cm" svg:height="1.3cm" svg:x="17.744cm" svg:y="45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30" draw:id="id30" draw:layer="layout" svg:width="3.897cm" svg:height="1.3cm" svg:x="24.444cm" svg:y="45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385cm" svg:y1="44.408cm" svg:x2="24.444cm" svg:y2="45.65cm" draw:start-shape="id29" draw:start-glue-point="2" draw:end-shape="id30" draw:end-glue-point="3" svg:d="M23385 44408c0 828 353 1242 1059 1242" svg:viewBox="0 0 1060 1243">
          <text:p/>
        </draw:connector>
        <draw:connector draw:style-name="gr11" draw:text-style-name="P4" draw:layer="layout" draw:type="curve" svg:x1="24.444cm" svg:y1="45.65cm" svg:x2="20.244cm" svg:y2="45.65cm" draw:start-shape="id30" draw:end-shape="id31" draw:end-glue-point="1" svg:d="M24444 45650h-4200" svg:viewBox="0 0 4201 1">
          <text:p/>
        </draw:connector>
        <draw:connector draw:style-name="gr11" draw:text-style-name="P7" draw:layer="layout" draw:type="curve" svg:x1="31.835cm" svg:y1="39.908cm" svg:x2="31.835cm" svg:y2="41.008cm" draw:start-shape="id32" draw:end-shape="id33" draw:end-glue-point="0" svg:d="M31835 39908v1100" svg:viewBox="0 0 1 1101">
          <text:p/>
        </draw:connector>
        <draw:custom-shape draw:style-name="gr6" draw:text-style-name="P1" xml:id="id37" draw:id="id37" draw:layer="layout" svg:width="2.5cm" svg:height="1.3cm" svg:x="34.385cm" svg:y="41.0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34.185cm" svg:y="39.208cm">
          <text:p text:style-name="P2"><text:span text:style-name="T1">10.50.0.105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" draw:layer="layout" svg:width="5.956cm" svg:height="1.3cm" svg:x="19.444cm" svg:y="46.6cm">
          <text:p text:style-name="P2"><text:span text:style-name="T1">192.168.2.93</text:span></text:p>
          <draw:enhanced-geometry svg:viewBox="0 0 21600 21600" draw:mirror-horizontal="false" draw:mirror-vertical="false" draw:text-areas="800 800 20800 20800" draw:type="round-rectangular-callout" draw:modifiers="2008.79637401376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.9cm" svg:height="1.031cm" svg:x="25.685cm" svg:y="41.808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9cm" svg:height="1.031cm" svg:x="25.685cm" svg:y="43.077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4cm" svg:height="1.3cm" svg:x="20.985cm" svg:y="42.608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" draw:layer="layout" svg:width="6.1cm" svg:height="1.3cm" svg:x="22.1cm" svg:y="38.308cm">
          <text:p text:style-name="P2"><text:span text:style-name="T1">172.16.91.10</text:span></text:p>
          <draw:enhanced-geometry svg:viewBox="0 0 21600 21600" draw:mirror-horizontal="false" draw:mirror-vertical="false" draw:text-areas="800 800 20800 20800" draw:type="round-rectangular-callout" draw:modifiers="16172.5618751024 62508.8393543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37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37.208cm">
          <draw:text-box>
            <text:p><text:span text:style-name="T1">vm6</text:span></text:p>
          </draw:text-box>
        </draw:frame>
        <draw:custom-shape draw:style-name="gr6" draw:text-style-name="P1" xml:id="id35" draw:id="id35" draw:layer="layout" svg:width="2.5cm" svg:height="1.3cm" svg:x="40.885cm" svg:y="41.0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4" draw:id="id34" draw:layer="layout" svg:width="3.9cm" svg:height="1.3cm" svg:x="40.185cm" svg:y="38.6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42.135cm" svg:y1="39.908cm" svg:x2="42.135cm" svg:y2="41.008cm" draw:start-shape="id34" draw:end-shape="id35" draw:end-glue-point="0" svg:d="M42135 39908v1100" svg:viewBox="0 0 1 1101">
          <text:p/>
        </draw:connector>
        <draw:custom-shape draw:style-name="gr6" draw:text-style-name="P1" xml:id="id36" draw:id="id36" draw:layer="layout" svg:width="2.5cm" svg:height="1.3cm" svg:x="44.685cm" svg:y="41.0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44.485cm" svg:y="39.208cm">
          <text:p text:style-name="P2"><text:span text:style-name="T1">10.50.0.106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8" draw:layer="layout" draw:type="curve" draw:line-skew="0.338cm" svg:x1="45.935cm" svg:y1="42.308cm" svg:x2="35.635cm" svg:y2="42.308cm" draw:start-shape="id36" draw:start-glue-point="2" draw:end-shape="id37" svg:d="M45935 42308c0 1332-10300 1332-10300 0" svg:viewBox="0 0 10301 1000">
          <text:p/>
        </draw:connector>
        <draw:connector draw:style-name="gr11" draw:text-style-name="P8" draw:layer="layout" draw:type="curve" svg:x1="35.635cm" svg:y1="42.308cm" svg:x2="28.054cm" svg:y2="43.877cm" draw:start-shape="id37" draw:start-glue-point="2" draw:end-shape="id38" draw:end-glue-point="9" svg:d="M35635 42308c0 1046-2527 1569-7581 1569" svg:viewBox="0 0 7582 1570">
          <text:p/>
        </draw:connector>
        <draw:connector draw:style-name="gr11" draw:text-style-name="P8" draw:layer="layout" draw:type="curve" svg:x1="28.054cm" svg:y1="42.677cm" svg:x2="31.835cm" svg:y2="42.308cm" draw:start-shape="id39" draw:start-glue-point="9" draw:end-shape="id33" draw:end-glue-point="2" svg:d="M28054 42677c0 1023 3781 1207 3781-369" svg:viewBox="0 0 3782 1161">
          <text:p/>
        </draw:connector>
        <draw:connector draw:style-name="gr11" draw:text-style-name="P8" draw:layer="layout" draw:type="curve" draw:line-skew="0.375cm" svg:x1="31.835cm" svg:y1="42.308cm" svg:x2="42.135cm" svg:y2="42.308cm" draw:start-shape="id33" draw:start-glue-point="2" draw:end-shape="id35" svg:d="M31835 42308c0 1387 10300 1387 10300 0" svg:viewBox="0 0 10301 1041">
          <text:p/>
        </draw:connector>
        <draw:custom-shape draw:style-name="gr18" draw:text-style-name="P5" xml:id="id39" draw:id="id39" draw:layer="layout" svg:width="0.9cm" svg:height="0.9cm" svg:x="27.285cm" svg:y="41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38" draw:id="id38" draw:layer="layout" svg:width="0.9cm" svg:height="0.9cm" svg:x="27.285cm" svg:y="43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8" draw:layer="layout" draw:type="curve" draw:line-skew="-0.734cm" svg:x1="17.744cm" svg:y1="33.741cm" svg:x2="17.744cm" svg:y2="45.65cm" draw:start-shape="id20" draw:start-glue-point="3" draw:end-shape="id31" draw:end-glue-point="3" svg:d="M17744 33741c-1926 0-1926 11909 0 11909" svg:viewBox="0 0 1445 11910">
          <text:p/>
        </draw:connector>
        <draw:custom-shape draw:style-name="gr31" draw:text-style-name="P1" draw:layer="layout" svg:width="30.8cm" svg:height="5.792cm" svg:x="19cm" svg:y="48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" draw:layer="layout" svg:width="3.862cm" svg:height="1.253cm" svg:x="19.63cm" svg:y="48.169cm">
          <draw:text-box>
            <text:p><text:span text:style-name="T1">legacy1</text:span></text:p>
          </draw:text-box>
        </draw:frame>
        <draw:custom-shape draw:style-name="gr6" draw:text-style-name="P1" xml:id="id51" draw:id="id51" draw:layer="layout" svg:width="2.5cm" svg:height="1.3cm" svg:x="17.8cm" svg:y="49.5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0" draw:id="id40" draw:layer="layout" svg:width="2.5cm" svg:height="1.3cm" svg:x="17.759cm" svg:y="52.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5.8cm" svg:height="1.3cm" svg:x="21.5cm" svg:y="52.7cm">
          <text:p text:style-name="P2"><text:span text:style-name="T1">192.168.2.94</text:span></text:p>
          <draw:enhanced-geometry svg:viewBox="0 0 21600 21600" draw:mirror-horizontal="false" draw:mirror-vertical="false" draw:text-areas="800 800 20800 20800" draw:type="round-rectangular-callout" draw:modifiers="-5004.37855542148 15490.2382782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" draw:layer="layout" svg:width="3.9cm" svg:height="1.3cm" svg:x="17.8cm" svg:y="51.2cm">
          <text:p text:style-name="P2"><text:span text:style-name="T1">eth0.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6.4cm" svg:height="1.3cm" svg:x="23cm" svg:y="50.4cm">
          <text:p text:style-name="P2"><text:span text:style-name="T1">10.101.0.100</text:span></text:p>
          <draw:enhanced-geometry svg:viewBox="0 0 21600 21600" draw:mirror-horizontal="false" draw:mirror-vertical="false" draw:text-areas="800 800 20800 20800" draw:type="round-rectangular-callout" draw:modifiers="-4886.23652554288 23343.2744043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8" draw:text-style-name="P8" draw:layer="layout" draw:type="curve" draw:line-skew="-0.715cm" svg:x1="17.744cm" svg:y1="45.65cm" svg:x2="17.759cm" svg:y2="53.55cm" draw:start-shape="id31" draw:start-glue-point="3" draw:end-shape="id40" svg:d="M17744 45650c-1897 0-1905 7900 15 7900" svg:viewBox="0 0 1440 7901">
          <text:p/>
        </draw:connector>
        <draw:custom-shape draw:style-name="gr36" draw:text-style-name="P1" draw:layer="layout" svg:width="30.8cm" svg:height="8.731cm" svg:x="1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1" draw:id="id41" draw:layer="layout" svg:width="6.2cm" svg:height="4.5cm" svg:x="20.3cm" svg:y="2.939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" draw:layer="layout" svg:width="5.259cm" svg:height="1.253cm" svg:x="19.63cm" svg:y="1.3cm">
          <draw:text-box>
            <text:p><text:span text:style-name="T1">ites</text:span><text:span text:style-name="T1">t-</text:span><text:span text:style-name="T1">edge</text:span></text:p>
          </draw:text-box>
        </draw:frame>
        <draw:custom-shape draw:style-name="gr6" draw:text-style-name="P1" xml:id="id48" draw:id="id48" draw:layer="layout" svg:width="2.5cm" svg:height="1.3cm" svg:x="17.8cm" svg:y="3.83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3" draw:id="id43" draw:layer="layout" svg:width="2.5cm" svg:height="1.3cm" svg:x="17.759cm" svg:y="8.031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42" draw:id="id42" draw:layer="layout" svg:width="3.897cm" svg:height="1.3cm" svg:x="24.459cm" svg:y="8.031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4cm" svg:y1="7.439cm" svg:x2="24.459cm" svg:y2="8.681cm" draw:start-shape="id41" draw:start-glue-point="2" draw:end-shape="id42" draw:end-glue-point="3" svg:d="M23400 7439c0 828 353 1242 1059 1242" svg:viewBox="0 0 1060 1243">
          <text:p/>
        </draw:connector>
        <draw:connector draw:style-name="gr11" draw:text-style-name="P4" draw:layer="layout" draw:type="curve" svg:x1="24.459cm" svg:y1="8.681cm" svg:x2="20.259cm" svg:y2="8.681cm" draw:start-shape="id42" draw:end-shape="id43" draw:end-glue-point="1" svg:d="M24459 8681h-4200" svg:viewBox="0 0 4201 1">
          <text:p/>
        </draw:connector>
        <draw:custom-shape draw:style-name="gr6" draw:text-style-name="P1" xml:id="id55" draw:id="id55" draw:layer="layout" svg:width="2.5cm" svg:height="1.3cm" svg:x="17.8cm" svg:y="5.639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6.041cm" svg:height="1.3cm" svg:x="19.459cm" svg:y="9.631cm">
          <text:p text:style-name="P2"><text:span text:style-name="T1">192.168.2.90</text:span></text:p>
          <draw:enhanced-geometry svg:viewBox="0 0 21600 21600" draw:mirror-horizontal="false" draw:mirror-vertical="false" draw:text-areas="800 800 20800 20800" draw:type="round-rectangular-callout" draw:modifiers="1984.11122144985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" draw:layer="layout" svg:width="1.9cm" svg:height="1.161cm" svg:x="25.7cm" svg:y="4.839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5.7cm" svg:height="1.3cm" svg:x="27.1cm" svg:y="2.9cm">
          <text:p text:style-name="P2"><text:span text:style-name="T1">172.16.90.9</text:span></text:p>
          <draw:enhanced-geometry svg:viewBox="0 0 21600 21600" draw:mirror-horizontal="false" draw:mirror-vertical="false" draw:text-areas="800 800 20800 20800" draw:type="round-rectangular-callout" draw:modifiers="848.693211717243 34848.8854727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5" draw:layer="layout" svg:width="0.9cm" svg:height="0.9cm" svg:x="27.3cm" svg:y="4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6.2cm" svg:height="1.3cm" svg:x="19.5cm" svg:y="22.9cm">
          <text:p text:style-name="P2"><text:span text:style-name="T1">192.168.2.91</text:span></text:p>
          <draw:enhanced-geometry svg:viewBox="0 0 21600 21600" draw:mirror-horizontal="false" draw:mirror-vertical="false" draw:text-areas="800 800 20800 20800" draw:type="round-rectangular-callout" draw:modifiers="1929.75326560232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8" draw:text-style-name="P8" draw:layer="layout" draw:type="curve" svg:x1="8.75cm" svg:y1="32.5cm" svg:x2="17.655cm" svg:y2="57.455cm" draw:start-shape="id44" draw:start-glue-point="8" draw:end-shape="id45" draw:end-glue-point="3" svg:d="M8750 32500c0 16637 2968 24955 8905 24955" svg:viewBox="0 0 8906 24956">
          <text:p/>
        </draw:connector>
        <draw:connector draw:style-name="gr28" draw:text-style-name="P8" draw:layer="layout" draw:type="curve" draw:line-skew="-0.727cm" svg:x1="17.759cm" svg:y1="8.681cm" svg:x2="17.785cm" svg:y2="22.058cm" draw:start-shape="id43" draw:start-glue-point="3" draw:end-shape="id5" svg:d="M17759 8681c-1915 0-1928 13377 26 13377" svg:viewBox="0 0 1465 13378">
          <text:p/>
        </draw:connector>
        <draw:connector draw:style-name="gr42" draw:text-style-name="P8" draw:layer="layout" draw:type="curve" svg:x1="9.069cm" svg:y1="27.269cm" svg:x2="17.785cm" svg:y2="41.458cm" draw:start-shape="id46" draw:start-glue-point="9" draw:end-shape="id47" draw:end-glue-point="3" svg:d="M9069 27269c6636 0 2278 14189 8716 14189" svg:viewBox="0 0 8717 14190">
          <text:p/>
        </draw:connector>
        <draw:connector draw:style-name="gr11" draw:text-style-name="P8" draw:layer="layout" draw:type="curve" draw:line-skew="-3.923cm" svg:x1="17.8cm" svg:y1="4.489cm" svg:x2="17.785cm" svg:y2="16.758cm" draw:start-shape="id48" draw:start-glue-point="3" draw:end-shape="id49" draw:end-glue-point="3" svg:d="M17800 4489c-6732 0-6724 12269-15 12269" svg:viewBox="0 0 5049 12270">
          <text:p/>
        </draw:connector>
        <draw:connector draw:style-name="gr11" draw:text-style-name="P8" draw:layer="layout" draw:type="curve" draw:line-skew="-4.273cm" svg:x1="17.785cm" svg:y1="29.549cm" svg:x2="17.8cm" svg:y2="50.158cm" draw:start-shape="id50" draw:start-glue-point="3" draw:end-shape="id51" draw:end-glue-point="3" svg:d="M17785 29549c-7234 0-7242 20609 15 20609" svg:viewBox="0 0 5443 20610">
          <text:p/>
        </draw:connector>
        <draw:connector draw:style-name="gr11" draw:text-style-name="P8" draw:layer="layout" draw:type="curve" draw:line-skew="-4cm" svg:x1="17.785cm" svg:y1="16.758cm" svg:x2="17.785cm" svg:y2="29.549cm" draw:start-shape="id49" draw:start-glue-point="3" draw:end-shape="id50" draw:end-glue-point="3" svg:d="M17785 16758c-6825 0-6825 12791 0 12791" svg:viewBox="0 0 5120 12792">
          <text:p/>
        </draw:connector>
        <draw:connector draw:style-name="gr11" draw:text-style-name="P8" draw:layer="layout" draw:type="curve" svg:x1="17.8cm" svg:y1="4.489cm" svg:x2="8.75cm" svg:y2="24.6cm" draw:start-shape="id48" draw:start-glue-point="3" draw:end-shape="id52" draw:end-glue-point="4" svg:d="M17800 4489c-6034 0-9050 6703-9050 20111" svg:viewBox="0 0 9051 20112">
          <text:p/>
        </draw:connector>
        <draw:connector draw:style-name="gr43" draw:text-style-name="P8" draw:layer="layout" draw:type="curve" svg:x1="17.8cm" svg:y1="20.25cm" svg:x2="9.2cm" svg:y2="28.75cm" draw:start-shape="id53" draw:start-glue-point="3" draw:end-shape="id54" draw:end-glue-point="10" svg:d="M17800 20250c-6448 0-2149 8500-8600 8500" svg:viewBox="0 0 8601 8501">
          <text:p/>
        </draw:connector>
        <draw:connector draw:style-name="gr43" draw:text-style-name="P8" draw:layer="layout" draw:type="curve" draw:line-skew="-2.175cm" svg:x1="17.8cm" svg:y1="6.289cm" svg:x2="17.8cm" svg:y2="20.25cm" draw:start-shape="id55" draw:start-glue-point="3" draw:end-shape="id53" draw:end-glue-point="3" svg:d="M17800 6289c-4087 0-4087 13961 0 13961" svg:viewBox="0 0 3066 13962">
          <text:p/>
        </draw:connector>
        <draw:custom-shape draw:style-name="gr31" draw:text-style-name="P1" draw:layer="layout" svg:width="30.8cm" svg:height="5.792cm" svg:x="18.855cm" svg:y="56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" draw:layer="layout" svg:width="3.862cm" svg:height="1.253cm" svg:x="19.441cm" svg:y="55.054cm">
          <draw:text-box>
            <text:p><text:span text:style-name="T1">Router</text:span></text:p>
          </draw:text-box>
        </draw:frame>
        <draw:custom-shape draw:style-name="gr6" draw:text-style-name="P1" xml:id="id45" draw:id="id45" draw:layer="layout" svg:width="2.5cm" svg:height="1.3cm" svg:x="17.655cm" svg:y="56.805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6" draw:id="id56" draw:layer="layout" svg:width="2.5cm" svg:height="1.3cm" svg:x="17.614cm" svg:y="60.197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5.745cm" svg:height="1.3cm" svg:x="21.855cm" svg:y="56.5cm">
          <text:p text:style-name="P2"><text:span text:style-name="T1">192.168.2.95</text:span></text:p>
          <draw:enhanced-geometry svg:viewBox="0 0 21600 21600" draw:mirror-horizontal="false" draw:mirror-vertical="false" draw:text-areas="800 800 20800 20800" draw:type="round-rectangular-callout" draw:modifiers="-5048.52071005917 15490.2382782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1" xml:id="id57" draw:id="id57" draw:layer="layout" svg:width="2.445cm" svg:height="1.3cm" svg:x="17.655cm" svg:y="58.497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5.7cm" svg:height="1.3cm" svg:x="22cm" svg:y="58.3cm">
          <text:p text:style-name="P2"><text:span text:style-name="T1">172.16.90.2</text:span></text:p>
          <draw:enhanced-geometry svg:viewBox="0 0 21600 21600" draw:mirror-horizontal="false" draw:mirror-vertical="false" draw:text-areas="800 800 20800 20800" draw:type="round-rectangular-callout" draw:modifiers="-5486.19540431503 13381.706379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1" draw:layer="layout" svg:width="5.9cm" svg:height="1.3cm" svg:x="21.8cm" svg:y="60.2cm">
          <text:p text:style-name="P2"><text:span text:style-name="T1">172.16.91.2</text:span></text:p>
          <draw:enhanced-geometry svg:viewBox="0 0 21600 21600" draw:mirror-horizontal="false" draw:mirror-vertical="false" draw:text-areas="800 800 20800 20800" draw:type="round-rectangular-callout" draw:modifiers="-5300.25419420437 13381.706379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2" draw:text-style-name="P8" draw:layer="layout" draw:type="curve" draw:line-skew="-3.146cm" svg:x1="17.614cm" svg:y1="60.847cm" svg:x2="17.785cm" svg:y2="41.459cm" draw:start-shape="id56" draw:start-glue-point="3" svg:d="M17614 60847c-5544 0-5629-19388 171-19388" svg:viewBox="0 0 4341 19389">
          <text:p/>
        </draw:connector>
        <draw:connector draw:style-name="gr28" draw:text-style-name="P8" draw:layer="layout" draw:type="curve" draw:line-skew="-0.404cm" svg:x1="17.655cm" svg:y1="57.455cm" svg:x2="17.76cm" svg:y2="53.55cm" draw:start-shape="id45" draw:start-glue-point="3" svg:d="M17655 57455c-1431 0-1483-3905 105-3905" svg:viewBox="0 0 1186 3906">
          <text:p/>
        </draw:connector>
        <draw:connector draw:style-name="gr11" draw:text-style-name="P8" draw:layer="layout" draw:type="curve" draw:line-skew="-1.822cm" svg:x1="17.655cm" svg:y1="59.147cm" svg:x2="17.8cm" svg:y2="50.159cm" draw:start-shape="id57" draw:start-glue-point="3" svg:d="M17655 59147c-3559 0-3632-8988 145-8988" svg:viewBox="0 0 2825 8989">
          <text:p/>
        </draw:connector>
        <draw:custom-shape draw:style-name="gr16" draw:text-style-name="P1" draw:layer="layout" svg:width="6.238cm" svg:height="1.3cm" svg:x="2.3cm" svg:y="29.7cm">
          <text:p text:style-name="P2"><text:span text:style-name="T1">vnet-wan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30.8cm" svg:height="9.5cm" svg:x="18.855cm" svg:y="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68" draw:id="id68" draw:layer="layout" svg:width="2.5cm" svg:height="1.3cm" svg:x="17.656cm" svg:y="63.6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60" draw:id="id60" draw:layer="layout" svg:width="2.5cm" svg:height="1.3cm" svg:x="17.615cm" svg:y="65.3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xml:id="id58" draw:id="id58" draw:layer="layout" svg:width="2.445cm" svg:height="1.3cm" svg:x="17.656cm" svg:y="68.2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" draw:layer="layout" svg:width="3.862cm" svg:height="1.253cm" svg:x="19.441cm" svg:y="62.347cm">
          <draw:text-box>
            <text:p><text:span text:style-name="T1">wanedge</text:span></text:p>
          </draw:text-box>
        </draw:frame>
        <draw:connector draw:style-name="gr28" draw:text-style-name="P8" draw:layer="layout" draw:type="curve" svg:x1="17.656cm" svg:y1="57.456cm" svg:x2="17.656cm" svg:y2="68.85cm" draw:end-shape="id58" draw:end-glue-point="3" svg:d="M17656 57456c-826 0-826 11394 0 11394" svg:viewBox="0 0 620 11395">
          <text:p/>
        </draw:connector>
        <draw:custom-shape draw:style-name="gr18" draw:text-style-name="P5" xml:id="id59" draw:id="id59" draw:layer="layout" svg:width="0.9cm" svg:height="0.9cm" svg:x="8.301cm" svg:y="2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9" draw:layer="layout" draw:type="curve" draw:line-skew="-1.509cm" svg:x1="9.201cm" svg:y1="30.35cm" svg:x2="17.615cm" svg:y2="65.95cm" draw:start-shape="id59" draw:start-glue-point="10" draw:end-shape="id60" draw:end-glue-point="3" svg:d="M9201 30350c4048 0-158 35600 8414 35600" svg:viewBox="0 0 8415 35601">
          <text:p/>
        </draw:connector>
        <draw:custom-shape draw:style-name="gr49" draw:text-style-name="P1" draw:layer="layout" svg:width="5.5cm" svg:height="2.7cm" svg:x="3cm" svg:y="40.8cm">
          <text:p text:style-name="P2"><text:span text:style-name="T1">10.210.0.1</text:span></text:p>
          <text:p text:style-name="P2"><text:span text:style-name="T1">Wanedge gw</text:span></text:p>
          <draw:enhanced-geometry svg:viewBox="0 0 21600 21600" draw:text-areas="800 800 20800 20800" draw:type="round-rectangular-callout" draw:modifiers="18647.2277767679 -78794.8167345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1" xml:id="id61" draw:id="id61" draw:layer="layout" svg:width="6.386cm" svg:height="4.2cm" svg:x="20.1cm" svg:y="63.5cm">
          <text:p text:style-name="P2"><text:span text:style-name="T1">Open </text:span><text:span text:style-name="T1">vSwitc</text:span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62" draw:id="id62" draw:layer="layout" svg:width="3.897cm" svg:height="1.3cm" svg:x="24.445cm" svg:y="68.292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293cm" svg:y1="67.7cm" svg:x2="24.445cm" svg:y2="68.942cm" draw:start-shape="id61" draw:start-glue-point="2" draw:end-shape="id62" draw:end-glue-point="3" svg:d="M23293 67700c0 828 384 1242 1152 1242" svg:viewBox="0 0 1153 1243">
          <text:p/>
        </draw:connector>
        <draw:connector draw:style-name="gr11" draw:text-style-name="P4" draw:layer="layout" draw:type="curve" svg:x1="24.445cm" svg:y1="68.942cm" svg:x2="20.101cm" svg:y2="68.85cm" draw:start-shape="id62" draw:end-shape="id58" draw:end-glue-point="1" svg:d="M24445 68942c-3259 0-1088-92-4344-92" svg:viewBox="0 0 4345 93">
          <text:p/>
        </draw:connector>
        <draw:custom-shape draw:style-name="gr29" draw:text-style-name="P1" draw:layer="layout" svg:width="5.956cm" svg:height="1.3cm" svg:x="19.445cm" svg:y="70.5cm">
          <text:p text:style-name="P2"><text:span text:style-name="T1">192.168.2.96</text:span></text:p>
          <draw:enhanced-geometry svg:viewBox="0 0 21600 21600" draw:mirror-horizontal="false" draw:mirror-vertical="false" draw:text-areas="800 800 20800 20800" draw:type="round-rectangular-callout" draw:modifiers="2132.07990599295 -18163.25903151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1" draw:layer="layout" svg:width="11.4cm" svg:height="3.9cm" svg:x="32.2cm" svg:y="6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2.94cm" svg:y="63.2cm">
          <draw:text-box>
            <text:p><text:span text:style-name="T1">vm7</text:span></text:p>
          </draw:text-box>
        </draw:frame>
        <draw:custom-shape draw:style-name="gr6" draw:text-style-name="P1" xml:id="id64" draw:id="id64" draw:layer="layout" svg:width="2.5cm" svg:height="1.3cm" svg:x="33.5cm" svg:y="67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63" draw:id="id63" draw:layer="layout" svg:width="3.9cm" svg:height="1.3cm" svg:x="32.8cm" svg:y="64.6cm">
          <text:p text:style-name="P2"><text:span text:style-name="T1">dhcl</text:span><text:span text:style-name="T1">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34.75cm" svg:y1="65.9cm" svg:x2="34.75cm" svg:y2="67cm" draw:start-shape="id63" draw:end-shape="id64" draw:end-glue-point="0" svg:d="M34750 65900v1100" svg:viewBox="0 0 1 1101">
          <text:p/>
        </draw:connector>
        <draw:custom-shape draw:style-name="gr6" draw:text-style-name="P1" xml:id="id67" draw:id="id67" draw:layer="layout" svg:width="2.5cm" svg:height="1.3cm" svg:x="37.3cm" svg:y="67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5.6cm" svg:height="1.3cm" svg:x="37.1cm" svg:y="65.2cm">
          <text:p text:style-name="P2"><text:span text:style-name="T1">10.5</text:span><text:span text:style-name="T1">0.0.</text:span><text:span text:style-name="T1">107</text:span></text:p>
          <draw:enhanced-geometry svg:viewBox="0 0 21600 21600" draw:mirror-horizontal="false" draw:mirror-vertical="false" draw:text-areas="800 800 20800 20800" draw:type="round-rectangular-callout" draw:modifiers="4284.52062131762 34682.859338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.9cm" svg:height="1.031cm" svg:x="25.718cm" svg:y="64.9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9cm" svg:height="1.031cm" svg:x="25.718cm" svg:y="66.169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4cm" svg:height="1.3cm" svg:x="21.018cm" svg:y="65.7cm">
          <text:p text:style-name="P2"><text:span text:style-name="T1">10.50</text:span><text:span text:style-name="T1">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" draw:layer="layout" svg:width="6.1cm" svg:height="1.3cm" svg:x="25.7cm" svg:y="62.2cm">
          <text:p text:style-name="P2"><text:span text:style-name="T1">172.16.9</text:span><text:span text:style-name="T1">1.10</text:span></text:p>
          <draw:enhanced-geometry svg:viewBox="0 0 21600 21600" draw:mirror-horizontal="false" draw:mirror-vertical="false" draw:text-areas="800 800 20800 20800" draw:type="round-rectangular-callout" draw:modifiers="4358.23635469595 45109.30053804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5" xml:id="id65" draw:id="id65" draw:layer="layout" svg:width="0.9cm" svg:height="0.9cm" svg:x="27.5cm" svg:y="6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66" draw:id="id66" draw:layer="layout" svg:width="0.9cm" svg:height="0.9cm" svg:x="27.5cm" svg:y="6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draw:type="curve" draw:line-skew="-0.207cm" svg:x1="28.4cm" svg:y1="65.35cm" svg:x2="34.75cm" svg:y2="68.3cm" draw:start-shape="id65" draw:start-glue-point="10" draw:end-shape="id64" draw:end-glue-point="2" svg:d="M28400 65350c3516 0 2929 1750 3638 2694s2712 1081 2712 256" svg:viewBox="0 0 6351 3494">
          <text:p/>
        </draw:connector>
        <draw:connector draw:style-name="gr53" draw:text-style-name="P9" draw:layer="layout" draw:type="curve" draw:line-skew="0.518cm" svg:x1="28.269cm" svg:y1="66.869cm" svg:x2="38.55cm" svg:y2="68.3cm" draw:start-shape="id66" draw:start-glue-point="9" draw:end-shape="id67" draw:end-glue-point="2" svg:d="M28269 66869c0 3748 10281 3033 10281 1431" svg:viewBox="0 0 10282 2732">
          <text:p/>
        </draw:connector>
        <draw:connector draw:style-name="gr11" draw:text-style-name="P8" draw:layer="layout" draw:type="curve" draw:line-skew="-1.316cm" svg:x1="17.655cm" svg:y1="59.147cm" svg:x2="17.656cm" svg:y2="64.258cm" draw:end-shape="id68" draw:end-glue-point="3" svg:d="M17655 59147c-2797 0-2798 5111 1 5111" svg:viewBox="0 0 2100 51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1.562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7:28:45.904984025</meta:creation-date>
    <dc:date>2016-10-07T17:49:35.957722526</dc:date>
    <meta:editing-duration>PT6H18M41S</meta:editing-duration>
    <meta:editing-cycles>176</meta:editing-cycles>
    <meta:generator>LibreOffice/5.1.5.2$Linux_X86_64 LibreOffice_project/10m0$Build-2</meta:generator>
    <meta:document-statistic meta:object-count="197"/>
  </office:meta>
</office:document-meta>
</file>